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4">
      <style:table-cell-properties fo:border="0.06pt solid #000000"/>
    </style:style>
    <style:style style:name="ce4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4.616cm" svg:y="0.1cm">
            <draw:object draw:notify-on-update-of-ranges="Planilha1.A1:Planilha1.A1 Planilha1.A2:Planilha1.A6 Planilha1.B1:Planilha1.B1 Planilha1.B2:Planilha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ões</text:p>
          </table:table-cell>
          <table:table-cell office:value-type="string" calcext:value-type="string">
            <text:p>População </text:p>
            <text:p>(2010)</text:p>
          </table:table-cell>
        </table:table-row>
        <table:table-row table:style-name="ro2">
          <table:table-cell office:value-type="string" calcext:value-type="string">
            <text:p>Norte</text:p>
          </table:table-cell>
          <table:table-cell office:value-type="float" office:value="15864454" calcext:value-type="float">
            <text:p>15864454</text:p>
          </table:table-cell>
        </table:table-row>
        <table:table-row table:style-name="ro2">
          <table:table-cell office:value-type="string" calcext:value-type="string">
            <text:p>Nordeste</text:p>
          </table:table-cell>
          <table:table-cell office:value-type="float" office:value="53081950" calcext:value-type="float">
            <text:p>53081950</text:p>
          </table:table-cell>
        </table:table-row>
        <table:table-row table:style-name="ro2">
          <table:table-cell office:value-type="string" calcext:value-type="string">
            <text:p>Sudeste</text:p>
          </table:table-cell>
          <table:table-cell office:value-type="float" office:value="80364410" calcext:value-type="float">
            <text:p>80364410</text:p>
          </table:table-cell>
        </table:table-row>
        <table:table-row table:style-name="ro2">
          <table:table-cell office:value-type="string" calcext:value-type="string">
            <text:p>Sul</text:p>
          </table:table-cell>
          <table:table-cell office:value-type="float" office:value="27386891" calcext:value-type="float">
            <text:p>27386891</text:p>
          </table:table-cell>
        </table:table-row>
        <table:table-row table:style-name="ro2">
          <table:table-cell office:value-type="string" calcext:value-type="string">
            <text:p>Centro-Oeste</text:p>
          </table:table-cell>
          <table:table-cell office:value-type="float" office:value="14058094" calcext:value-type="float">
            <text:p>14058094</text:p>
          </table:table-cell>
        </table:table-row>
      </table:table>
      <table:table table:name="Planilha2" table:style-name="ta1">
        <table:shapes>
          <draw:frame draw:z-index="0" draw:style-name="gr1" draw:text-style-name="P1" svg:width="15.999cm" svg:height="8.999cm" svg:x="0.1cm" svg:y="1.455cm">
            <draw:object draw:notify-on-update-of-ranges="Planilha2.B1:Planilha2.H1 Planilha2.A1:Planilha2.A1 Planilha2.B1:Planilha2.H1 Planilha2.A2:Planilha2.A2 Planilha2.B2:Planilha2.H2 Planilha2.A3:Planilha2.A3 Planilha2.B3:Planilha2.H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Regiões</text:p>
          </table:table-cell>
          <table:table-cell office:value-type="float" office:value="1872" calcext:value-type="float">
            <text:p>1872</text:p>
          </table:table-cell>
          <table:table-cell office:value-type="float" office:value="1900" calcext:value-type="float">
            <text:p>1900</text:p>
          </table:table-cell>
          <table:table-cell office:value-type="float" office:value="1940" calcext:value-type="float">
            <text:p>1940</text:p>
          </table:table-cell>
          <table:table-cell office:value-type="float" office:value="1960" calcext:value-type="float">
            <text:p>1960</text:p>
          </table:table-cell>
          <table:table-cell office:value-type="float" office:value="1980" calcext:value-type="float">
            <text:p>198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Norte</text:p>
          </table:table-cell>
          <table:table-cell office:value-type="float" office:value="332847" calcext:value-type="float">
            <text:p>332847</text:p>
          </table:table-cell>
          <table:table-cell office:value-type="float" office:value="695112" calcext:value-type="float">
            <text:p>695112</text:p>
          </table:table-cell>
          <table:table-cell office:value-type="float" office:value="1627608" calcext:value-type="float">
            <text:p>1627608</text:p>
          </table:table-cell>
          <table:table-cell office:value-type="float" office:value="2930005" calcext:value-type="float">
            <text:p>2930005</text:p>
          </table:table-cell>
          <table:table-cell office:value-type="float" office:value="6767249" calcext:value-type="float">
            <text:p>6767249</text:p>
          </table:table-cell>
          <table:table-cell office:value-type="float" office:value="12893561" calcext:value-type="float">
            <text:p>12893561</text:p>
          </table:table-cell>
          <table:table-cell office:value-type="float" office:value="15864454" calcext:value-type="float">
            <text:p>15864454</text:p>
          </table:table-cell>
        </table:table-row>
        <table:table-row table:style-name="ro2">
          <table:table-cell office:value-type="string" calcext:value-type="string">
            <text:p>Sudeste</text:p>
          </table:table-cell>
          <table:table-cell office:value-type="float" office:value="40169252" calcext:value-type="float">
            <text:p>40169252</text:p>
          </table:table-cell>
          <table:table-cell office:value-type="float" office:value="7824011" calcext:value-type="float">
            <text:p>7824011</text:p>
          </table:table-cell>
          <table:table-cell office:value-type="float" office:value="3106298" calcext:value-type="float">
            <text:p>3106298</text:p>
          </table:table-cell>
          <table:table-cell office:value-type="float" office:value="52580527" calcext:value-type="float">
            <text:p>52580527</text:p>
          </table:table-cell>
          <table:table-cell office:value-type="float" office:value="72297351" calcext:value-type="float">
            <text:p>72297351</text:p>
          </table:table-cell>
          <table:table-cell office:value-type="float" office:value="80364410" calcext:value-type="float">
            <text:p>80364410</text:p>
          </table:table-cell>
          <table:table-cell office:value-type="float" office:value="4050252" calcext:value-type="float">
            <text:p>4050252</text:p>
          </table:table-cell>
        </table:table-row>
      </table:table>
      <table:table table:name="Planilha3" table:style-name="ta1">
        <table:shapes>
          <draw:frame draw:z-index="0" draw:style-name="gr1" draw:text-style-name="P1" svg:width="14.852cm" svg:height="8.354cm" svg:x="10.405cm" svg:y="0.1cm">
            <draw:object draw:notify-on-update-of-ranges="Planilha3.A1:Planilha3.A1 Planilha3.A2:Planilha3.A11 Planilha3.B1:Planilha3.B1 Planilha3.B2:Planilha3.B11 Planilha3.D1:Planilha3.D1 Planilha3.D2:Planilha3.D11 Planilha3.E1:Planilha3.E1 Planilha3.E2:Planilha3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row table:style-name="ro2"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Faturamento</text:p>
          </table:table-cell>
          <table:table-cell table:style-name="ce1" office:value-type="string" calcext:value-type="string">
            <text:p>Avaliação</text:p>
          </table:table-cell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00" calcext:value-type="float">
            <text:p>10000</text:p>
          </table:table-cell>
          <table:table-cell table:formula="of:=IF([.B2]&gt;=20000;&quot;Adequada&quot;;&quot;Inadequada&quot;)" office:value-type="string" office:string-value="Inadequada" calcext:value-type="string">
            <text:p>Inadequada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2" table:visibility="filter">
          <table:table-cell office:value-type="string" calcext:value-type="string">
            <text:p>B</text:p>
          </table:table-cell>
          <table:table-cell office:value-type="float" office:value="20000" calcext:value-type="float">
            <text:p>20000</text:p>
          </table:table-cell>
          <table:table-cell table:formula="of:=IF([.B3]&gt;=20000;&quot;Adequada&quot;;&quot;Inadequada&quot;)" office:value-type="string" office:string-value="Adequada" calcext:value-type="string">
            <text:p>Adequada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5000" calcext:value-type="float">
            <text:p>5000</text:p>
          </table:table-cell>
          <table:table-cell table:formula="of:=IF([.B4]&gt;=20000;&quot;Adequada&quot;;&quot;Inadequada&quot;)" office:value-type="string" office:string-value="Inadequada" calcext:value-type="string">
            <text:p>Inadequada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São Paulo</text:p>
          </table:table-cell>
        </table:table-row>
        <table:table-row table:style-name="ro2" table:visibility="filter">
          <table:table-cell office:value-type="string" calcext:value-type="string">
            <text:p>E</text:p>
          </table:table-cell>
          <table:table-cell office:value-type="float" office:value="28000" calcext:value-type="float">
            <text:p>28000</text:p>
          </table:table-cell>
          <table:table-cell table:formula="of:=IF([.B5]&gt;=20000;&quot;Adequada&quot;;&quot;Inadequada&quot;)" office:value-type="string" office:string-value="Adequada" calcext:value-type="string">
            <text:p>Adequada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2" table:visibility="filter">
          <table:table-cell office:value-type="string" calcext:value-type="string">
            <text:p>F</text:p>
          </table:table-cell>
          <table:table-cell office:value-type="float" office:value="9000" calcext:value-type="float">
            <text:p>9000</text:p>
          </table:table-cell>
          <table:table-cell table:formula="of:=IF([.B6]&gt;=20000;&quot;Adequada&quot;;&quot;Inadequada&quot;)" office:value-type="string" office:string-value="Inadequada" calcext:value-type="string">
            <text:p>Inadequada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2" table:visibility="filter">
          <table:table-cell office:value-type="string" calcext:value-type="string">
            <text:p>G</text:p>
          </table:table-cell>
          <table:table-cell office:value-type="float" office:value="13000" calcext:value-type="float">
            <text:p>13000</text:p>
          </table:table-cell>
          <table:table-cell table:formula="of:=IF([.B7]&gt;=20000;&quot;Adequada&quot;;&quot;Inadequada&quot;)" office:value-type="string" office:string-value="Inadequada" calcext:value-type="string">
            <text:p>Inadequada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15000" calcext:value-type="float">
            <text:p>15000</text:p>
          </table:table-cell>
          <table:table-cell table:formula="of:=IF([.B8]&gt;=20000;&quot;Adequada&quot;;&quot;Inadequada&quot;)" office:value-type="string" office:string-value="Inadequada" calcext:value-type="string">
            <text:p>Inadequada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Minas Gerais</text:p>
          </table:table-cell>
        </table:table-row>
        <table:table-row table:style-name="ro2" table:visibility="filter">
          <table:table-cell office:value-type="string" calcext:value-type="string">
            <text:p>I</text:p>
          </table:table-cell>
          <table:table-cell office:value-type="float" office:value="40000" calcext:value-type="float">
            <text:p>40000</text:p>
          </table:table-cell>
          <table:table-cell table:formula="of:=IF([.B9]&gt;=20000;&quot;Adequada&quot;;&quot;Inadequada&quot;)" office:value-type="string" office:string-value="Adequada" calcext:value-type="string">
            <text:p>Adequada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2" table:visibility="filter">
          <table:table-cell office:value-type="string" calcext:value-type="string">
            <text:p>J</text:p>
          </table:table-cell>
          <table:table-cell office:value-type="float" office:value="25000" calcext:value-type="float">
            <text:p>25000</text:p>
          </table:table-cell>
          <table:table-cell table:formula="of:=IF([.B10]&gt;=20000;&quot;Adequada&quot;;&quot;Inadequada&quot;)" office:value-type="string" office:string-value="Adequada" calcext:value-type="string">
            <text:p>Adequada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2" table:visibility="filter">
          <table:table-cell/>
          <table:table-cell office:value-type="float" office:value="35000" calcext:value-type="float">
            <text:p>35000</text:p>
          </table:table-cell>
          <table:table-cell table:formula="of:=IF([.B11]&gt;=20000;&quot;Adequada&quot;;&quot;Inadequada&quot;)" office:value-type="string" office:string-value="Adequada" calcext:value-type="string">
            <text:p>Adequada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Soma</text:p>
          </table:table-cell>
          <table:table-cell table:formula="of:=SUBTOTAL(9;[.B2:.B11])" office:value-type="float" office:value="30000" calcext:value-type="float">
            <text:p>30000</text:p>
          </table:table-cell>
          <table:table-cell/>
          <table:table-cell table:style-name="Default" table:number-columns-repeated="2"/>
        </table:table-row>
      </table:table>
      <table:table table:name="Planilha4" table:style-name="ta1">
        <table:shapes>
          <draw:frame draw:z-index="0" draw:style-name="gr1" draw:text-style-name="P1" svg:width="22.272cm" svg:height="7.585cm" svg:x="1.652cm" svg:y="4.418cm">
            <draw:object draw:notify-on-update-of-ranges="Planilha4.A1:Planilha4.F1 Planilha4.B8:Planilha4.F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Valor </text:p>
            <text:p>(Fornecedor)</text:p>
          </table:table-cell>
          <table:table-cell table:style-name="ce1" office:value-type="string" calcext:value-type="string">
            <text:p>Impostos</text:p>
          </table:table-cell>
          <table:table-cell table:style-name="ce1" office:value-type="string" calcext:value-type="string">
            <text:p>Frete</text:p>
          </table:table-cell>
          <table:table-cell table:style-name="ce1" office:value-type="string" calcext:value-type="string">
            <text:p>Demais Custos </text:p>
            <text:p>(Loja)</text:p>
          </table:table-cell>
          <table:table-cell table:style-name="ce1" office:value-type="string" calcext:value-type="string">
            <text:p>Lucro</text:p>
          </table:table-cell>
          <table:table-cell table:style-name="ce1" office:value-type="string" calcext:value-type="string">
            <text:p>Valor</text:p>
            <text:p>(Final / Loja)</text:p>
          </table:table-cell>
        </table:table-row>
        <table:table-row table:style-name="ro2" table:visibility="filter">
          <table:table-cell office:value-type="string" calcext:value-type="string">
            <text:p>TV 27 Pol</text:p>
          </table:table-cell>
          <table:table-cell office:value-type="currency" office:currency="BRL" office:value="600" calcext:value-type="currency">
            <text:p>R$ 600,00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0" calcext:value-type="currency">
            <text:p>R$ 110,00</text:p>
          </table:table-cell>
          <table:table-cell office:value-type="currency" office:currency="BRL" office:value="1160" calcext:value-type="currency">
            <text:p>R$ 1.160,00</text:p>
          </table:table-cell>
        </table:table-row>
        <table:table-row table:style-name="ro2" table:visibility="filter">
          <table:table-cell office:value-type="string" calcext:value-type="string">
            <text:p>Geladeira</text:p>
          </table:table-cell>
          <table:table-cell office:value-type="currency" office:currency="BRL" office:value="490" calcext:value-type="currency">
            <text:p>R$ 490,00</text:p>
          </table:table-cell>
          <table:table-cell office:value-type="currency" office:currency="BRL" office:value="172" calcext:value-type="currency">
            <text:p>R$ 172,00</text:p>
          </table:table-cell>
          <table:table-cell office:value-type="currency" office:currency="BRL" office:value="695" calcext:value-type="currency">
            <text:p>R$ 695,00</text:p>
          </table:table-cell>
          <table:table-cell office:value-type="currency" office:currency="BRL" office:value="98" calcext:value-type="currency">
            <text:p>R$ 98,00</text:p>
          </table:table-cell>
          <table:table-cell office:value-type="currency" office:currency="BRL" office:value="104" calcext:value-type="currency">
            <text:p>R$ 104,00</text:p>
          </table:table-cell>
          <table:table-cell office:value-type="currency" office:currency="BRL" office:value="1558" calcext:value-type="currency">
            <text:p>R$ 1.558,00</text:p>
          </table:table-cell>
        </table:table-row>
        <table:table-row table:style-name="ro2" table:visibility="filter">
          <table:table-cell office:value-type="string" calcext:value-type="string">
            <text:p>Celular 5 Pol</text:p>
          </table:table-cell>
          <table:table-cell office:value-type="currency" office:currency="BRL" office:value="800" calcext:value-type="currency">
            <text:p>R$ 800,00</text:p>
          </table:table-cell>
          <table:table-cell table:number-columns-repeated="2" office:value-type="currency" office:currency="BRL" office:value="200" calcext:value-type="currency">
            <text:p>R$ 200,00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480" calcext:value-type="currency">
            <text:p>R$ 1.480,00</text:p>
          </table:table-cell>
        </table:table-row>
        <table:table-row table:style-name="ro2">
          <table:table-cell office:value-type="string" calcext:value-type="string">
            <text:p>Notebook</text:p>
          </table:table-cell>
          <table:table-cell office:value-type="currency" office:currency="BRL" office:value="1300" calcext:value-type="currency">
            <text:p>R$ 1.300,00</text:p>
          </table:table-cell>
          <table:table-cell office:value-type="currency" office:currency="BRL" office:value="720" calcext:value-type="currency">
            <text:p>R$ 720,00</text:p>
          </table:table-cell>
          <table:table-cell office:value-type="currency" office:currency="BRL" office:value="425" calcext:value-type="currency">
            <text:p>R$ 425,00</text:p>
          </table:table-cell>
          <table:table-cell office:value-type="currency" office:currency="BRL" office:value="260" calcext:value-type="currency">
            <text:p>R$ 260,00</text:p>
          </table:table-cell>
          <table:table-cell office:value-type="currency" office:currency="BRL" office:value="360" calcext:value-type="currency">
            <text:p>R$ 360,00</text:p>
          </table:table-cell>
          <table:table-cell office:value-type="currency" office:currency="BRL" office:value="3065" calcext:value-type="currency">
            <text:p>R$ 3.065,00</text:p>
          </table:table-cell>
        </table:table-row>
        <table:table-row table:style-name="ro2" table:visibility="filter">
          <table:table-cell office:value-type="string" calcext:value-type="string">
            <text:p>Relógio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515" calcext:value-type="currency">
            <text:p>R$ 515,0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ubtotal</text:p>
          </table:table-cell>
          <table:table-cell table:style-name="ce4" table:formula="of:=SUBTOTAL(9;[.B2:.B6])" office:value-type="currency" office:currency="BRL" office:value="1300" calcext:value-type="currency">
            <text:p>R$ 1.300,00</text:p>
          </table:table-cell>
          <table:table-cell table:style-name="ce4" table:formula="of:=SUBTOTAL(9;[.C2:.C6])" office:value-type="currency" office:currency="BRL" office:value="720" calcext:value-type="currency">
            <text:p>R$ 720,00</text:p>
          </table:table-cell>
          <table:table-cell table:style-name="ce4" table:formula="of:=SUBTOTAL(9;[.D2:.D6])" office:value-type="currency" office:currency="BRL" office:value="425" calcext:value-type="currency">
            <text:p>R$ 425,00</text:p>
          </table:table-cell>
          <table:table-cell table:style-name="ce4" table:formula="of:=SUBTOTAL(9;[.E2:.E6])" office:value-type="currency" office:currency="BRL" office:value="260" calcext:value-type="currency">
            <text:p>R$ 260,00</text:p>
          </table:table-cell>
          <table:table-cell table:style-name="ce4" table:formula="of:=SUBTOTAL(9;[.F2:.F6])" office:value-type="currency" office:currency="BRL" office:value="360" calcext:value-type="currency">
            <text:p>R$ 360,00</text:p>
          </table:table-cell>
          <table:table-cell table:style-name="ce4" table:formula="of:=SUBTOTAL(9;[.G2:.G6])" office:value-type="currency" office:currency="BRL" office:value="3065" calcext:value-type="currency">
            <text:p>R$ 3.065,00</text:p>
          </table:table-cell>
        </table:table-row>
      </table:table>
      <table:named-expressions/>
      <table:database-ranges>
        <table:database-range table:name="__Anonymous_Sheet_DB__2" table:target-range-address="Planilha3.A1:Planilha3.E11" table:display-filter-buttons="true">
          <table:filter>
            <table:filter-and>
              <table:filter-condition table:field-number="3" table:value="Sudeste" table:operator="="/>
              <table:filter-condition table:field-number="2" table:value="Inadequada" table:operator="="/>
            </table:filter-and>
          </table:filter>
        </table:database-range>
        <table:database-range table:name="__Anonymous_Sheet_DB__3" table:target-range-address="Planilha4.A1:Planilha4.G6" table:display-filter-buttons="true">
          <table:filter>
            <table:filter-and>
              <table:filter-condition table:field-number="0" table:value="Notebook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0" loext:min-decimal-places="0" number:min-integer-digits="0"/>
      <number:text>i.</number:text>
    </number:number-style>
    <number:number-style style:name="N108">
      <number:number number:decimal-places="0" loext:min-decimal-places="0" number:min-integer-digits="0" number:display-factor="100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4:53:39.980152471</meta:creation-date>
    <dc:date>2020-07-31T15:30:10.223543112</dc:date>
    <meta:editing-duration>PT36M24S</meta:editing-duration>
    <meta:editing-cycles>13</meta:editing-cycles>
    <meta:generator>LibreOffice/6.3.5.2$Linux_X86_64 LibreOffice_project/30$Build-2</meta:generator>
    <meta:document-statistic meta:table-count="4" meta:cell-count="141" meta:object-count="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solid" draw:fill-color="#00a933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-color="#004586" dr3d:edge-rounding="5%"/>
      <style:text-properties fo:color="#ffffff" fo:font-size="10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208cm" svg:y="3.205cm" style:legend-expansion="high" chart:style-name="ch2"/>
        <chart:plot-area chart:style-name="ch3" table:cell-range-address="Planilha1.A1:Planilha1.B6" chart:data-source-has-labels="both" svg:x="0.32cm" svg:y="0.18cm" svg:width="12.568cm" svg:height="8.64cm">
          <chartooo:coordinate-region svg:x="1.75cm" svg:y="0.289cm" svg:width="8.531cm" svg:height="8.531cm"/>
          <chart:axis chart:dimension="x" chart:name="primary-x" chart:style-name="ch4" chartooo:axis-type="auto">
            <chartooo:date-scale/>
            <chart:categories table:cell-range-address="Planilha1.A2:Planilh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6" chart:label-cell-address="Planilha1.B1:Planilha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ção 
(2010)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Planilha1.A2:Planilha1.A6</svg:desc>
                </draw:g>
              </table:table-cell>
              <table:table-cell office:value-type="float" office:value="15864454">
                <text:p>15864454</text:p>
                <draw:g>
                  <svg:desc>Planilha1.B2:Planilha1.B6</svg:desc>
                </draw:g>
              </table:table-cell>
            </table:table-row>
            <table:table-row>
              <table:table-cell office:value-type="string">
                <text:p>Nordeste</text:p>
              </table:table-cell>
              <table:table-cell office:value-type="float" office:value="53081950">
                <text:p>53081950</text:p>
              </table:table-cell>
            </table:table-row>
            <table:table-row>
              <table:table-cell office:value-type="string">
                <text:p>Sudeste</text:p>
              </table:table-cell>
              <table:table-cell office:value-type="float" office:value="80364410">
                <text:p>80364410</text:p>
              </table:table-cell>
            </table:table-row>
            <table:table-row>
              <table:table-cell office:value-type="string">
                <text:p>Sul</text:p>
              </table:table-cell>
              <table:table-cell office:value-type="float" office:value="27386891">
                <text:p>27386891</text:p>
              </table:table-cell>
            </table:table-row>
            <table:table-row>
              <table:table-cell office:value-type="string">
                <text:p>Centro-Oeste</text:p>
              </table:table-cell>
              <table:table-cell office:value-type="float" office:value="14058094">
                <text:p>14058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08">
      <number:number number:decimal-places="0" loext:min-decimal-places="0" number:min-integer-digits="0" number:display-factor="100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" chart:style-name="ch1">
        <chart:legend chart:legend-position="end" svg:x="13.386cm" svg:y="3.703cm" style:legend-expansion="high" chart:style-name="ch2"/>
        <chart:plot-area chart:style-name="ch3" table:cell-range-address="Planilha2.A1:Planilha2.H3" chart:data-source-has-labels="both" svg:x="0.32cm" svg:y="0.18cm" svg:width="12.746cm" svg:height="8.64cm">
          <chartooo:coordinate-region svg:x="1.497cm" svg:y="0.379cm" svg:width="11.197cm" svg:height="7.794cm"/>
          <chart:axis chart:dimension="x" chart:name="primary-x" chart:style-name="ch4" chartooo:axis-type="auto">
            <chartooo:date-scale/>
            <chart:categories table:cell-range-address="Planilha2.B1:Planilha2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1:Planilha2.H1" chart:label-cell-address="Planilha2.A1:Planilha2.A1" chart:class="chart:line">
            <chart:data-point chart:repeated="7"/>
          </chart:series>
          <chart:series chart:style-name="ch8" chart:values-cell-range-address="Planilha2.B2:Planilha2.H2" chart:label-cell-address="Planilha2.A2:Planilha2.A2" chart:class="chart:line">
            <chart:data-point chart:repeated="7"/>
          </chart:series>
          <chart:series chart:style-name="ch9" chart:values-cell-range-address="Planilha2.B3:Planilha2.H3" chart:label-cell-address="Planilha2.A3:Planilha2.A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72">
                <text:p>1872</text:p>
                <draw:g>
                  <svg:desc>Planilha2.B1:Planilha2.H1</svg:desc>
                </draw:g>
              </table:table-cell>
              <table:table-cell office:value-type="float" office:value="1900">
                <text:p>1900</text:p>
              </table:table-cell>
              <table:table-cell office:value-type="float" office:value="1940">
                <text:p>1940</text:p>
              </table:table-cell>
              <table:table-cell office:value-type="float" office:value="1960">
                <text:p>1960</text:p>
              </table:table-cell>
              <table:table-cell office:value-type="float" office:value="1980">
                <text:p>1980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Regiões</text:p>
                <draw:g>
                  <svg:desc>Planilha2.A1:Planilha2.A1</svg:desc>
                </draw:g>
              </table:table-cell>
              <table:table-cell office:value-type="float" office:value="1872">
                <text:p>1872</text:p>
                <draw:g>
                  <svg:desc>Planilha2.B1:Planilha2.H1</svg:desc>
                </draw:g>
              </table:table-cell>
              <table:table-cell office:value-type="float" office:value="1900">
                <text:p>1900</text:p>
              </table:table-cell>
              <table:table-cell office:value-type="float" office:value="1940">
                <text:p>1940</text:p>
              </table:table-cell>
              <table:table-cell office:value-type="float" office:value="1960">
                <text:p>1960</text:p>
              </table:table-cell>
              <table:table-cell office:value-type="float" office:value="1980">
                <text:p>1980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Norte</text:p>
                <draw:g>
                  <svg:desc>Planilha2.A2:Planilha2.A2</svg:desc>
                </draw:g>
              </table:table-cell>
              <table:table-cell office:value-type="float" office:value="332847">
                <text:p>332847</text:p>
                <draw:g>
                  <svg:desc>Planilha2.B2:Planilha2.H2</svg:desc>
                </draw:g>
              </table:table-cell>
              <table:table-cell office:value-type="float" office:value="695112">
                <text:p>695112</text:p>
              </table:table-cell>
              <table:table-cell office:value-type="float" office:value="1627608">
                <text:p>1627608</text:p>
              </table:table-cell>
              <table:table-cell office:value-type="float" office:value="2930005">
                <text:p>2930005</text:p>
              </table:table-cell>
              <table:table-cell office:value-type="float" office:value="6767249">
                <text:p>6767249</text:p>
              </table:table-cell>
              <table:table-cell office:value-type="float" office:value="12893561">
                <text:p>12893561</text:p>
              </table:table-cell>
              <table:table-cell office:value-type="float" office:value="15864454">
                <text:p>15864454</text:p>
              </table:table-cell>
            </table:table-row>
            <table:table-row>
              <table:table-cell office:value-type="string">
                <text:p>Sudeste</text:p>
                <draw:g>
                  <svg:desc>Planilha2.A3:Planilha2.A3</svg:desc>
                </draw:g>
              </table:table-cell>
              <table:table-cell office:value-type="float" office:value="40169252">
                <text:p>40169252</text:p>
                <draw:g>
                  <svg:desc>Planilha2.B3:Planilha2.H3</svg:desc>
                </draw:g>
              </table:table-cell>
              <table:table-cell office:value-type="float" office:value="7824011">
                <text:p>7824011</text:p>
              </table:table-cell>
              <table:table-cell office:value-type="float" office:value="3106298">
                <text:p>3106298</text:p>
              </table:table-cell>
              <table:table-cell office:value-type="float" office:value="52580527">
                <text:p>52580527</text:p>
              </table:table-cell>
              <table:table-cell office:value-type="float" office:value="72297351">
                <text:p>72297351</text:p>
              </table:table-cell>
              <table:table-cell office:value-type="float" office:value="80364410">
                <text:p>80364410</text:p>
              </table:table-cell>
              <table:table-cell office:value-type="float" office:value="4050252">
                <text:p>4050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53cm" svg:height="8.355cm" xlink:href=".." xlink:type="simple" chart:class="chart:bar" chart:style-name="ch1">
        <chart:legend chart:legend-position="end" svg:x="12.167cm" svg:y="3.38cm" style:legend-expansion="high" chart:style-name="ch2"/>
        <chart:plot-area chart:style-name="ch3" table:cell-range-address="Planilha3.A1:Planilha3.B11 Planilha3.D1:Planilha3.E11" chart:data-source-has-labels="both" svg:x="0.297cm" svg:y="0.167cm" svg:width="11.573cm" svg:height="8.021cm">
          <chartooo:coordinate-region svg:x="1.474cm" svg:y="0.366cm" svg:width="10.396cm" svg:height="7.175cm"/>
          <chart:axis chart:dimension="x" chart:name="primary-x" chart:style-name="ch4" chartooo:axis-type="auto">
            <chartooo:date-scale/>
            <chart:categories table:cell-range-address="Planilha3.A2:Planilha3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3.B2:Planilha3.B11" chart:label-cell-address="Planilha3.B1:Planilha3.B1" chart:class="chart:bar">
            <chart:data-point chart:repeated="3"/>
          </chart:series>
          <chart:series chart:style-name="ch8" chart:values-cell-range-address="Planilha3.D2:Planilha3.D11" chart:label-cell-address="Planilha3.D1:Planilha3.D1" chart:class="chart:bar">
            <chart:data-point chart:repeated="3"/>
          </chart:series>
          <chart:series chart:style-name="ch9" chart:values-cell-range-address="Planilha3.E2:Planilha3.E11" chart:label-cell-address="Planilha3.E1:Planilha3.E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uramento</text:p>
                <draw:g>
                  <svg:desc>Planilha3.B1:Planilha3.B1</svg:desc>
                </draw:g>
              </table:table-cell>
              <table:table-cell office:value-type="string">
                <text:p>Região</text:p>
                <draw:g>
                  <svg:desc>Planilha3.D1:Planilha3.D1</svg:desc>
                </draw:g>
              </table:table-cell>
              <table:table-cell office:value-type="string">
                <text:p>Estado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3.A2:Planilha3.A11</svg:desc>
                </draw:g>
              </table:table-cell>
              <table:table-cell office:value-type="float" office:value="10000">
                <text:p>10000</text:p>
                <draw:g>
                  <svg:desc>Planilha3.B2:Planilha3.B11</svg:desc>
                </draw:g>
              </table:table-cell>
              <table:table-cell office:value-type="float" office:value="NaN">
                <text:p>NaN</text:p>
                <draw:g>
                  <svg:desc>Planilha3.D2:Planilha3.D11</svg:desc>
                </draw:g>
              </table:table-cell>
              <table:table-cell office:value-type="float" office:value="NaN">
                <text:p>NaN</text:p>
                <draw:g>
                  <svg:desc>Planilha3.E2:Planilha3.E11</svg:desc>
                </draw:g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 style:font-relief="embossed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73cm" svg:height="7.586cm" xlink:href=".." xlink:type="simple" chart:class="chart:circle" chart:style-name="ch1">
        <chart:legend chart:legend-position="end" svg:x="19.057cm" svg:y="1.852cm" style:legend-expansion="high" chart:style-name="ch2"/>
        <chart:plot-area chart:style-name="ch3" table:cell-range-address="Planilha4.A1:Planilha4.F1 Planilha4.B8:Planilha4.F8" chart:data-source-has-labels="row" svg:x="0.232cm" svg:y="0.208cm" svg:width="7.223cm" svg:height="7.225cm">
          <chartooo:coordinate-region svg:x="0.232cm" svg:y="0.21cm" svg:width="7.223cm" svg:height="7.223cm"/>
          <chart:axis chart:dimension="x" chart:name="primary-x" chart:style-name="ch4" chartooo:axis-type="auto">
            <chartooo:date-scale/>
            <chart:categories table:cell-range-address="Planilha4.A1:Planilha4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8:Planilha4.F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to</text:p>
                <draw:g>
                  <svg:desc>Planilha4.A1:Planilha4.F1</svg:desc>
                </draw:g>
              </table:table-cell>
              <table:table-cell office:value-type="string">
                <text:p>Valor 
(Fornecedor)</text:p>
              </table:table-cell>
              <table:table-cell office:value-type="string">
                <text:p>Impostos</text:p>
              </table:table-cell>
              <table:table-cell office:value-type="string">
                <text:p>Frete</text:p>
              </table:table-cell>
              <table:table-cell office:value-type="string">
                <text:p>Demais Custos 
(Loja)</text:p>
              </table:table-cell>
            </table:table-row>
          </table:table-header-rows>
          <table:table-rows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1300">
                <text:p>1300</text:p>
                <draw:g>
                  <svg:desc>Planilha4.B8:Planilha4.F8</svg:desc>
                </draw:g>
              </table:table-cell>
              <table:table-cell office:value-type="float" office:value="720">
                <text:p>720</text:p>
              </table:table-cell>
              <table:table-cell office:value-type="float" office:value="425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